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/12/2015 2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3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/12/2015 4: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4: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/12/2015 5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5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/12/2015 6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6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1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6: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3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5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6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6:5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6:5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6: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1/12/2015 6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/12/2015 7:0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1/12/2015 7: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1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1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2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3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3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4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4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4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/12/2015 7: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4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4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4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/12/2015 7:5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/12/2015 7:5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5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5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7:5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7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7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0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/12/2015 8: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12/2015 8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8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9: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/12/2015 12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2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/12/2015 13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1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/12/2015 13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3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4: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/12/2015 14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4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5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5: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6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7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7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8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12/2015 18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2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2: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2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2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2: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3: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/23/2015 13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3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3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3: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3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/23/2015 14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4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1/23/2015 15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5: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6: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1/23/2015 16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6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7: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23/2015 17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7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7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7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7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7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8: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/23/2015 18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8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8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8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8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9: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/23/2015 19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9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9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9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9: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19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/23/2015 20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0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/23/2015 21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1: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1/23/2015 22: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2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1/23/2015 23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23/2015 23: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23/2015 23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/23/2015 23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/23/2015 23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0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/26/2015 2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2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0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/26/2015 3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3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/26/2015 4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4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5:0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/26/2015 5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6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6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7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0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0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0: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/26/2015 11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1: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/26/2015 12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2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/26/2015 13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3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0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/26/2015 14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4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/26/2015 15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5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6: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/26/2015 16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6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6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6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6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6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/26/2015 17: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3/5/2015 11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1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0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3/5/2015 12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2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3/5/2015 13: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3/5/2015 13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3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0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3/5/2015 14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4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3/5/2015 15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3/5/2015 15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3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3/5/2015 15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3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3/5/2015 15: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5: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0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3/5/2015 16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6: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7:0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3/5/2015 18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9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9: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19: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/5/2015 20: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4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4: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4: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4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4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5: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6: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6: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7: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7: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7: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7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8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8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4/9/2015 19: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1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4/9/2015 19: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9:1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4/9/2015 19:1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4/9/2015 19: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2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9:2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9:2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9: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9:2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3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3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4/9/2015 19: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3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3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4/9/2015 19:3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4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19: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/9/2015 19: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19: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4/9/2015 20: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4/9/2015 20: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1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4/9/2015 20: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0: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1: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4/9/2015 22: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/9/2015 23:00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  <table:database-ranges>
        <table:database-range table:name="__Anonymous_Sheet_DB__0" table:target-range-address="Sheet1.A1:Sheet1.B20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2:42:58.865838000</meta:creation-date>
    <dc:date>2017-01-25T18:49:22.001470000</dc:date>
    <meta:editing-duration>PT24M25S</meta:editing-duration>
    <meta:editing-cycles>5</meta:editing-cycles>
    <meta:generator>LibreOffice/5.2.2.2$MacOSX_X86_64 LibreOffice_project/8f96e87c890bf8fa77463cd4b640a2312823f3ad</meta:generator>
    <meta:document-statistic meta:table-count="1" meta:cell-count="1352" meta:object-count="0"/>
  </office:meta>
</office:document-meta>
</file>